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h text:style-name="Heading_20_1" text:outline-level="1">History of coding before 1980</text:h>
      <text:p text:style-name="First_20_paragraph">Lorem ipsum dolor sit amet, consectetur adipiscing elit. Etiam non neque eget lectus tincidunt ultrices ac vel arcu. Nunc et tellus in purus tincidunt placerat. Phasellus eget lorem vitae urna feugiat porta. Pellentesque fringilla viverra imperdiet. Integer malesuada, enim nec porta convallis, massa quam congue eros, vel consequat dui diam vitae quam. Integer porttitor nisi eget pulvinar vulputate. Etiam non odio orci. Morbi posuere massa id nibh dignissim malesuada.</text:p>
      <text:h text:style-name="Heading_20_2" text:outline-level="2">History of coding after 2000</text:h>
      <text:p text:style-name="First_20_paragraph">Suspendisse vitae purus at felis iaculis tristique. Integer volutpat tellus lorem, in facilisis eros tincidunt at. Proin consectetur diam ut tellus faucibus blandit. Sed sapien nisl, faucibus quis consectetur vel, molestie sed purus. Pellentesque bibendum quis augue a molestie. Mauris iaculis id nisi sit amet molestie. Quisque tincidunt, ipsum non rhoncus porta, augue lorem ultrices lacus, quis sodales libero lorem nec sapien. Suspendisse diam mi, congue sed sem a, tempor placerat sapien. Class aptent taciti sociosqu ad litora torquent per conubia nostra, per inceptos himenaeos. Ut imperdiet felis erat, nec venenatis sem fermentum quis. Sed faucibus a mi nec tempus.</text:p>
      <text:p text:style-name="Text_20_body">Curabitur fermentum sit amet diam quis volutpat. Proin condimentum porta commodo. Nullam et turpis non lacus volutpat aliquet. In hac habitasse platea dictumst. Phasellus fermentum diam non lobortis gravida. Sed ac mi ut justo faucibus hendrerit vel et nisi. Praesent libero arcu, imperdiet sit amet pulvinar eget, auctor sed risus. Praesent risus enim, tempus sed leo vitae, dictum ultricies libero. Sed vehicula tortor turpis, nec hendrerit ipsum porttitor eget. Duis ut convallis ligula, eget volutpat orci. Pellentesque id tellus elementum, congue tortor vitae, maximus mauris. Nulla ipsum dolor, eleifend eget massa ac, condimentum fermentum turpis. Vestibulum pretium massa et viverra euismod. Ut facilisis consectetur elit. Fusce orci nisl, finibus quis est vitae, rhoncus vestibulum sem. Nunc congue mauris eu egestas venenatis.</text:p>
      <text:p text:style-name="Text_20_body">Donec quis ipsum faucibus, faucibus ex quis, congue lacus. Nam quis faucibus ipsum, interdum mollis orci. Donec porta pharetra metus at efficitur. Morbi eu pharetra eros. Donec facilisis nunc ligula, non varius justo semper aliquam. Etiam mattis elit sed magna ullamcorper, at rhoncus nisl sollicitudin. Ut sem ante, lacinia nec porta faucibus, posuere quis odio. Aenean rutrum posuere elementum.</text:p>
      <text:p text:style-name="Text_20_body">Pellentesque id eleifend dolor. Nunc elementum malesuada purus et rhoncus. Aliquam urna sem, luctus eu facilisis sit amet, malesuada sit amet ante. Curabitur enim sapien, pretium vel mauris vitae, consequat venenatis velit. Quisque scelerisque eros id porttitor vulputate. Vivamus sit amet ultricies quam. Phasellus massa risus, volutpat at elit ullamcorper, faucibus dignissim metus. Ut varius elit lacus, vel ullamcorper turpis consequat non. Cras pulvinar erat in est dictum interdum non ac maur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